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1df" officeooo:paragraph-rsid="0014c1df"/>
    </style:style>
    <style:style style:name="P2" style:family="paragraph" style:parent-style-name="Standard" style:list-style-name="L1">
      <style:text-properties officeooo:rsid="0014c1df" officeooo:paragraph-rsid="0014c1df"/>
    </style:style>
    <style:style style:name="P3" style:family="paragraph" style:parent-style-name="Standard" style:list-style-name="L1">
      <style:text-properties officeooo:paragraph-rsid="0014c1df"/>
    </style:style>
    <style:style style:name="P4" style:family="paragraph" style:parent-style-name="Standard" style:list-style-name="L1">
      <style:text-properties officeooo:paragraph-rsid="00160888"/>
    </style:style>
    <style:style style:name="P5" style:family="paragraph" style:parent-style-name="Standard" style:list-style-name="L1">
      <style:text-properties officeooo:rsid="00160888" officeooo:paragraph-rsid="00160888"/>
    </style:style>
    <style:style style:name="P6" style:family="paragraph" style:parent-style-name="Standard" style:list-style-name="L1">
      <style:text-properties officeooo:rsid="001722ea" officeooo:paragraph-rsid="001722ea"/>
    </style:style>
    <style:style style:name="P7" style:family="paragraph" style:parent-style-name="Standard" style:list-style-name="L1">
      <style:text-properties officeooo:rsid="001755c2" officeooo:paragraph-rsid="00177481"/>
    </style:style>
    <style:style style:name="P8" style:family="paragraph" style:parent-style-name="Standard" style:list-style-name="L1">
      <style:text-properties officeooo:rsid="001755c2" officeooo:paragraph-rsid="0018b5b4"/>
    </style:style>
    <style:style style:name="P9" style:family="paragraph" style:parent-style-name="Standard">
      <style:text-properties officeooo:rsid="001755c2" officeooo:paragraph-rsid="00177481"/>
    </style:style>
    <style:style style:name="P10" style:family="paragraph" style:parent-style-name="Standard" style:list-style-name="L4">
      <style:text-properties officeooo:rsid="001755c2" officeooo:paragraph-rsid="00177481"/>
    </style:style>
    <style:style style:name="P11" style:family="paragraph" style:parent-style-name="Standard">
      <style:text-properties officeooo:rsid="001755c2" officeooo:paragraph-rsid="0018b5b4"/>
    </style:style>
    <style:style style:name="P12" style:family="paragraph" style:parent-style-name="Standard">
      <style:text-properties officeooo:rsid="001755c2" officeooo:paragraph-rsid="001914cc"/>
    </style:style>
    <style:style style:name="P13" style:family="paragraph" style:parent-style-name="Standard" style:list-style-name="L4">
      <style:text-properties officeooo:paragraph-rsid="00177481"/>
    </style:style>
    <style:style style:name="P14" style:family="paragraph" style:parent-style-name="Standard">
      <style:text-properties officeooo:rsid="0018b5b4" officeooo:paragraph-rsid="0018b5b4"/>
    </style:style>
    <style:style style:name="P15" style:family="paragraph" style:parent-style-name="Standard" style:list-style-name="L6">
      <style:text-properties officeooo:rsid="0018b5b4" officeooo:paragraph-rsid="0018b5b4"/>
    </style:style>
    <style:style style:name="P16" style:family="paragraph" style:parent-style-name="Standard" style:list-style-name="L6">
      <style:text-properties officeooo:paragraph-rsid="0018b5b4"/>
    </style:style>
    <style:style style:name="P17" style:family="paragraph" style:parent-style-name="Standard">
      <style:text-properties officeooo:rsid="001914cc" officeooo:paragraph-rsid="001914cc"/>
    </style:style>
    <style:style style:name="T1" style:family="text">
      <style:text-properties officeooo:rsid="0014c1df"/>
    </style:style>
    <style:style style:name="T2" style:family="text">
      <style:text-properties officeooo:rsid="0016088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7481" style:font-weight-asian="normal" style:font-weight-complex="normal"/>
    </style:style>
    <style:style style:name="T6" style:family="text">
      <style:text-properties fo:font-weight="normal" officeooo:rsid="00160888" style:font-weight-asian="normal" style:font-weight-complex="normal"/>
    </style:style>
    <style:style style:name="T7" style:family="text">
      <style:text-properties fo:font-weight="normal" officeooo:rsid="001722ea" style:font-weight-asian="normal" style:font-weight-complex="normal"/>
    </style:style>
    <style:style style:name="T8" style:family="text">
      <style:text-properties fo:font-weight="normal" officeooo:rsid="0018b5b4" style:font-weight-asian="normal" style:font-weight-complex="normal"/>
    </style:style>
    <style:style style:name="T9" style:family="text">
      <style:text-properties fo:font-weight="normal" officeooo:rsid="001914cc" style:font-weight-asian="normal" style:font-weight-complex="normal"/>
    </style:style>
    <style:style style:name="T10" style:family="text">
      <style:text-properties officeooo:rsid="001755c2"/>
    </style:style>
    <style:style style:name="T11" style:family="text">
      <style:text-properties officeooo:rsid="0018b5b4"/>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text:p>
      <text:p text:style-name="P1"/>
      <text:p text:style-name="P17">START</text:p>
      <text:p text:style-name="P1"/>
      <text:list xml:id="list1223793379042641317" text:style-name="L1">
        <text:list-item>
          <text:p text:style-name="P3"><text:span text:style-name="T1">Goto </text:span><text:a xlink:type="simple" xlink:href="https://www.lib.lsu.edu/" text:style-name="Internet_20_link" text:visited-style-name="Visited_20_Internet_20_Link"><text:span text:style-name="T1">https://www.lib.lsu.edu/</text:span></text:a></text:p>
        </text:list-item>
        <text:list-item>
          <text:p text:style-name="P2">Select Databases tab and then ‘w’ from Browse Databases.</text:p>
        </text:list-item>
        <text:list-item>
          <text:p text:style-name="P3"><text:span text:style-name="T1">Click on the ‘Web of Science’ link. <text:line-break/>Note – Instead of above 3 steps, we can directly go to the link - </text:span><text:a xlink:type="simple" xlink:href="https://sso.paws.lsu.edu/login?service=https%3A%2F%2Fwebauth.shib.lsu.edu%2Fidp%2FAuthn%2FExtCas%3Fconversation%3De1s1&amp;entityId=https%3A%2F%2Flibezp.lib.lsu.edu%2Fshibboleth" text:style-name="Internet_20_link" text:visited-style-name="Visited_20_Internet_20_Link"><text:span text:style-name="T1">https://sso.paws.lsu.edu/login?service=https%3A%2F%2Fwebauth.shib.lsu.edu%2Fidp%2FAuthn%2FExtCas%3Fconversation%3De1s1&amp;entityId=https%3A%2F%2Flibezp.lib.lsu.edu%2Fshibboleth</text:span></text:a><text:span text:style-name="T1"><text:line-break/></text:span></text:p>
        </text:list-item>
        <text:list-item>
          <text:p text:style-name="P2">Login with the username and password.</text:p>
        </text:list-item>
        <text:list-item>
          <text:p text:style-name="P4"><text:span text:style-name="T1">Select the advanced search tab and write the query.<text:line-break/>For example – if we want the institutions that have cited ‘MIT’ in the years from 1998 to 2018 in the field of Astronomy and Astrophysics, then search for ‘MIT’ after selecting ‘OG’ field tag, add the required institution (in our case its MIT) and then click ok. You will be redirected to the query page with the query ‘OG=(Massachusetts Institute of Technology (MIT))’. Now sleect the topic from the </text:span>WC= <text:a xlink:type="simple" xlink:href="javascript:%20void('Web%20of%20Science%20Category');" text:style-name="Internet_20_link" text:visited-style-name="Visited_20_Internet_20_Link">Web of Science Category</text:a> <text:span text:style-name="T2">field tag (in our case its Astronomy &amp; Astrophysics) and write a complete query as - <text:line-break/>‘OG=(Massachusetts Institute of Technology (MIT)) and WC=Astronomy &amp; Astrophysics’<text:line-break/>Click on search.<text:line-break/>Note that time span is selected to be ‘All years (1900 – 2018)’</text:span></text:p>
        </text:list-item>
        <text:list-item>
          <text:p text:style-name="P5">Now click on the results in the search history.</text:p>
        </text:list-item>
        <text:list-item>
          <text:p text:style-name="P4"><text:span text:style-name="T2">After this refine the search by selecting the publication year one by one.<text:line-break/>This can be done by two ways-<text:line-break/> a) Select the publication year from the left menu and click refine<text:line-break/> OR<text:line-break/> b) Goto the link </text:span><text:a xlink:type="simple" xlink:href="http://apps.webofknowledge.com.libezp.lib.lsu.edu/RAMore.do?product=WOS&amp;search_mode=AdvancedSearch&amp;SID=7BVklzaxLTCSPkDWooE&amp;qid=1&amp;ra_mode=more&amp;ra_name=PublicationYear&amp;colName=WOS&amp;viewType=raMore" text:style-name="Internet_20_link" text:visited-style-name="Visited_20_Internet_20_Link"><text:span text:style-name="T2">http://apps.webofknowledge.com.libezp.lib.lsu.edu/RAMore.do?product=WOS&amp;search_mode=AdvancedSearch&amp;SID=7BVklzaxLTCSPkDWooE&amp;qid=1&amp;ra_mode=more&amp;ra_name=PublicationYear&amp;colName=WOS&amp;viewType=raMore</text:span></text:a></text:p>
          <text:p text:style-name="P5">and select years one by one and click refine.</text:p>
        </text:list-item>
        <text:list-item>
          <text:p text:style-name="P5">Once you get the refined results, click on the ‘Create Citation Report’ option on the right side <text:s/>menu. </text:p>
        </text:list-item>
        <text:list-item>
          <text:p text:style-name="P6">Select ‘Analyze’ under ‘Citing articles’, then select the ‘Organizations-Enhanced’ option in the left menu. Select the ‘Sort by <text:span text:style-name="T3">Record count</text:span><text:span text:style-name="T4">’ as ‘Show </text:span><text:span text:style-name="T3">500</text:span><text:span text:style-name="T4">’.</text:span></text:p>
        </text:list-item>
        <text:list-item>
          <text:p text:style-name="P7"><text:span text:style-name="T4"><text:s/>Copy the url and run the script scraper.py in the terminal with arguments as – url , name of institute you are scraping information for, year for which you are scraping information for.<text:line-break/>For example - <text:line-break/>python3 scraper.py "http://wcs.webofknowledge.com/RA/analyze.do?product=WOS&amp;SID=7BVklzaxLTCSPkDWooE&amp;field=OG_OrgEnhancedName_OrgEnhancedName_en&amp;yearSort=false" MIT '2018'<text:line-break/><text:line-break/>The above command will make a folder by the name ‘MIT’ in the current directory and make a file 2018.json with the citing institutes list and no of citations to MIT in that particular year.<text:tab/></text:span></text:p>
        </text:list-item>
      </text:list>
      <text:p text:style-name="P9"><text:span text:style-name="T4"/></text:p>
      <text:list xml:id="list14543585955986" text:continue-numbering="true" text:style-name="L1">
        <text:list-item>
          <text:p text:style-name="P7"><text:span text:style-name="T4">The scraper.py is as follows -</text:span></text:p>
        </text:list-item>
      </text:list>
      <text:list xml:id="list7496842597377345438" text:style-name="L4">
        <text:list-item>
          <text:p text:style-name="P13"><text:span text:style-name="T10">import os , sys</text:span></text:p>
        </text:list-item>
        <text:list-item>
          <text:p text:style-name="P10">from selenium <text:s/>import webdriver</text:p>
        </text:list-item>
        <text:list-item>
          <text:p text:style-name="P10">from selenium.webdriver.common.keys import Keys</text:p>
        </text:list-item>
        <text:list-item>
          <text:p text:style-name="P10">import re</text:p>
        </text:list-item>
        <text:list-item>
          <text:p text:style-name="P10"><text:soft-page-break/>from bs4 import BeautifulSoup</text:p>
        </text:list-item>
        <text:list-item>
          <text:p text:style-name="P10">from selenium.webdriver.common.by import By</text:p>
        </text:list-item>
        <text:list-item>
          <text:p text:style-name="P10">from selenium.webdriver.support.ui import WebDriverWait</text:p>
        </text:list-item>
        <text:list-item>
          <text:p text:style-name="P10">from selenium.webdriver.support import expected_conditions as EC</text:p>
        </text:list-item>
        <text:list-item>
          <text:p text:style-name="P10">import json</text:p>
        </text:list-item>
        <text:list-item>
          <text:p text:style-name="P10">import errno</text:p>
        </text:list-item>
        <text:list-item>
          <text:p text:style-name="P10">browser = webdriver.Firefox()</text:p>
        </text:list-item>
        <text:list-item>
          <text:p text:style-name="P10">str1=[]</text:p>
        </text:list-item>
        <text:list-item>
          <text:p text:style-name="P10">#yearList=['2018','2017','2016','2015,2014,2013,2012,2011,2010,2009,2008,2007,2006,2005,2004,2003,2002,2001,2000,1999,1998,1997,1996,1995]</text:p>
        </text:list-item>
        <text:list-item>
          <text:p text:style-name="P10">def start():</text:p>
        </text:list-item>
        <text:list-item>
          <text:p text:style-name="P10"><text:tab/>name=sys.argv[2]</text:p>
        </text:list-item>
        <text:list-item>
          <text:p text:style-name="P10"><text:tab/>make_directory(name)</text:p>
        </text:list-item>
        <text:list-item>
          <text:p text:style-name="P10"><text:tab/>url=sys.argv[1]</text:p>
        </text:list-item>
        <text:list-item>
          <text:p text:style-name="P10"><text:tab/>print(url)</text:p>
        </text:list-item>
        <text:list-item>
          <text:p text:style-name="P10"><text:tab/>browser.get(url)</text:p>
        </text:list-item>
        <text:list-item>
          <text:p text:style-name="P10"><text:tab/>elem = WebDriverWait(browser,10).until(EC.presence_of_element_located((By.XPATH,'/html/body/div[2]/div[6]/form/div/div[2]/div[2]/div/div[2]/div[4]/table')))</text:p>
        </text:list-item>
        <text:list-item>
          <text:p text:style-name="P10"><text:tab/>source = browser.page_source</text:p>
        </text:list-item>
        <text:list-item>
          <text:p text:style-name="P10"><text:tab/>scrape(source,name)</text:p>
        </text:list-item>
        <text:list-item>
          <text:p text:style-name="P10"/>
        </text:list-item>
        <text:list-item>
          <text:p text:style-name="P10">def scrape(source,name):</text:p>
        </text:list-item>
        <text:list-item>
          <text:p text:style-name="P10"><text:tab/>soup = BeautifulSoup(source,'html.parser')</text:p>
        </text:list-item>
        <text:list-item>
          <text:p text:style-name="P10"><text:tab/></text:p>
        </text:list-item>
        <text:list-item>
          <text:p text:style-name="P10"><text:tab/>file=open('./'+name+'/'+sys.argv[3]+'.json',"w")</text:p>
        </text:list-item>
        <text:list-item>
          <text:p text:style-name="P10"><text:tab/>str1=[]</text:p>
        </text:list-item>
        <text:list-item>
          <text:p text:style-name="P10"><text:tab/>str1.append("{")</text:p>
        </text:list-item>
        <text:list-item>
          <text:p text:style-name="P10"><text:tab/>for tr in soup.findAll("tr",{"class":"RA-NEWRAresultsEvenRow"}):</text:p>
        </text:list-item>
        <text:list-item>
          <text:p text:style-name="P10"><text:tab/><text:tab/>tds = tr.find_all('td')</text:p>
        </text:list-item>
        <text:list-item>
          <text:p text:style-name="P10"><text:tab/><text:tab/>str1.append("\"")</text:p>
        </text:list-item>
        <text:list-item>
          <text:p text:style-name="P10"><text:tab/><text:tab/>str1.append(tds[1].text)</text:p>
        </text:list-item>
        <text:list-item>
          <text:p text:style-name="P10"><text:tab/><text:tab/>str1.append("\"")</text:p>
        </text:list-item>
        <text:list-item>
          <text:p text:style-name="P10"><text:tab/><text:tab/>str1.append(":")</text:p>
        </text:list-item>
        <text:list-item>
          <text:p text:style-name="P10"><text:tab/><text:tab/>str1.append("\"")</text:p>
        </text:list-item>
        <text:list-item>
          <text:p text:style-name="P10"><text:tab/><text:tab/>str1.append(tds[2].text.strip())</text:p>
        </text:list-item>
        <text:list-item>
          <text:p text:style-name="P10"><text:tab/><text:tab/>str1.append("\"")</text:p>
        </text:list-item>
        <text:list-item>
          <text:p text:style-name="P10"><text:tab/><text:tab/>str1.append(",")</text:p>
        </text:list-item>
        <text:list-item>
          <text:p text:style-name="P10"><text:tab/>for tr in soup.findAll("tr",{"class":"RA-NEWRAresultsOddRow"}):</text:p>
        </text:list-item>
        <text:list-item>
          <text:p text:style-name="P10"><text:tab/><text:tab/>tds = tr.find_all('td')</text:p>
        </text:list-item>
        <text:list-item>
          <text:p text:style-name="P10"><text:tab/><text:tab/>str1.append("\"")</text:p>
        </text:list-item>
        <text:list-item>
          <text:p text:style-name="P10"><text:tab/><text:tab/>str1.append(tds[1].text)</text:p>
        </text:list-item>
        <text:list-item>
          <text:p text:style-name="P10"><text:tab/><text:tab/>str1.append("\"")</text:p>
        </text:list-item>
        <text:list-item>
          <text:p text:style-name="P10"><text:tab/><text:tab/>str1.append(":")</text:p>
        </text:list-item>
        <text:list-item>
          <text:p text:style-name="P10"><text:tab/><text:tab/>str1.append("\"")</text:p>
        </text:list-item>
        <text:list-item>
          <text:p text:style-name="P10"><text:tab/><text:tab/>str1.append(tds[2].text.strip())</text:p>
        </text:list-item>
        <text:list-item>
          <text:p text:style-name="P10"><text:tab/><text:tab/>str1.append("\"")</text:p>
        </text:list-item>
        <text:list-item>
          <text:p text:style-name="P10"><text:tab/><text:tab/>str1.append(",")</text:p>
        </text:list-item>
        <text:list-item>
          <text:p text:style-name="P10"><text:tab/>var = ''.join(str1)</text:p>
        </text:list-item>
        <text:list-item>
          <text:p text:style-name="P10"><text:tab/>file.write(var)</text:p>
        </text:list-item>
        <text:list-item>
          <text:p text:style-name="P10"><text:tab/>file.close()</text:p>
        </text:list-item>
        <text:list-item>
          <text:p text:style-name="P10"><text:tab/>correct_json_data(name)</text:p>
        </text:list-item>
        <text:list-item>
          <text:p text:style-name="P10"><text:soft-page-break/></text:p>
        </text:list-item>
        <text:list-item>
          <text:p text:style-name="P10">def correct_json_data(name):</text:p>
        </text:list-item>
        <text:list-item>
          <text:p text:style-name="P10"><text:tab/>instituteFileRead=open('./'+name+'/'+sys.argv[3]+'.json',"r")</text:p>
        </text:list-item>
        <text:list-item>
          <text:p text:style-name="P10"><text:tab/>finalstr=(instituteFileRead.read())</text:p>
        </text:list-item>
        <text:list-item>
          <text:p text:style-name="P10"><text:tab/><text:tab/>finalstr = finalstr[:-1]</text:p>
        </text:list-item>
        <text:list-item>
          <text:p text:style-name="P10"><text:tab/>finalstr+="}"</text:p>
        </text:list-item>
        <text:list-item>
          <text:p text:style-name="P10"><text:tab/>instituteFileRead.close()</text:p>
        </text:list-item>
        <text:list-item>
          <text:p text:style-name="P10"><text:tab/>instituteFileWrite=open('./'+name+'/'+sys.argv[3]+'.json',"w")</text:p>
        </text:list-item>
        <text:list-item>
          <text:p text:style-name="P10"><text:tab/>var = ''.join(finalstr)</text:p>
        </text:list-item>
        <text:list-item>
          <text:p text:style-name="P10"><text:tab/>instituteFileWrite.write(var)</text:p>
        </text:list-item>
        <text:list-item>
          <text:p text:style-name="P10"><text:tab/>instituteFileWrite.close()<text:tab/></text:p>
        </text:list-item>
        <text:list-item>
          <text:p text:style-name="P10"><text:tab/><text:tab/></text:p>
        </text:list-item>
        <text:list-item>
          <text:p text:style-name="P10">def make_directory(name):</text:p>
        </text:list-item>
        <text:list-item>
          <text:p text:style-name="P10"><text:s text:c="4"/>path = "./"+name</text:p>
        </text:list-item>
        <text:list-item>
          <text:p text:style-name="P10"><text:s text:c="4"/>os.makedirs(path, exist_ok=True)</text:p>
        </text:list-item>
        <text:list-item>
          <text:p text:style-name="P10"><text:s text:c="4"/>print ("Path is created")</text:p>
        </text:list-item>
        <text:list-item>
          <text:p text:style-name="P10"/>
        </text:list-item>
        <text:list-item>
          <text:p text:style-name="P10">start()</text:p>
        </text:list-item>
      </text:list>
      <text:p text:style-name="P9"><text:span text:style-name="T4"/></text:p>
      <text:list xml:id="list14544504073264" text:continue-list="list14543585955986" text:style-name="L1">
        <text:list-item>
          <text:p text:style-name="P7"><text:span text:style-name="T5">Now to get the data for the remaining years follow these steps recusively,<text:line-break/><text:tab/>a)Goto the link </text:span><text:a xlink:type="simple" xlink:href="http://apps.webofknowledge.com.libezp.lib.lsu.edu/RAMore.do?product=WOS&amp;search_mode=AdvancedSearch&amp;SID=7BVklzaxLTCSPkDWooE&amp;qid=1&amp;ra_mode=more&amp;ra_name=PublicationYear&amp;colName=WOS&amp;viewType=raMore" text:style-name="Internet_20_link" text:visited-style-name="Visited_20_Internet_20_Link"><text:span text:style-name="T5">http://apps.webofknowledge.com.libezp.lib.lsu.edu/RAMore.do?product=WOS&amp;search_mode=AdvancedSearch&amp;SID=7BVklzaxLTCSPkDWooE&amp;qid=1&amp;ra_mode=more&amp;ra_name=PublicationYear&amp;colName=WOS&amp;viewType=raMore</text:span></text:a><text:span text:style-name="T5"> <text:line-break/><text:tab/>b)Select the year and click refine.<text:line-break/><text:tab/>c)</text:span><text:span text:style-name="T6">Once you get the refined results, click on the ‘Create Citation Report’ option on <text:tab/>the right side <text:s/>menu. </text:span><text:span text:style-name="T7">Select ‘Analyze’ under ‘Citing articles’.<text:line-break/><text:tab/></text:span><text:span text:style-name="T5">d)Now execute the same previous command with only difference in the 3rd <text:tab/>argument, changing it to the year the results are refined in. Note – the same url can <text:tab/>be used once the result is refined manually, under one session.</text:span></text:p>
        </text:list-item>
        <text:list-item>
          <text:p text:style-name="P7"><text:span text:style-name="T5">After executing step 12 for all the years we want data for, we will get files 2018.json, 2017.json,2016.json,.... in the MIT </text:span><text:span text:style-name="T8">directory</text:span><text:span text:style-name="T5"> </text:span><text:span text:style-name="T8">inside</text:span><text:span text:style-name="T5"> the current directory.</text:span></text:p>
        </text:list-item>
        <text:list-item>
          <text:p text:style-name="P8"><text:span text:style-name="T5">Run the script test.py in the same directory<text:line-break/>python3 test.py<text:line-break/><text:line-break/>The above command will create a </text:span><text:span text:style-name="T8">directory</text:span><text:span text:style-name="T5"> “Citing</text:span><text:span text:style-name="T8">Institutes” inside “MIT” in the current ­directory, with InstituteName.json files which have the count of the no. of</text:span><text:span text:style-name="T5"> </text:span><text:span text:style-name="T8">citations from the year 1998 to 2018 for the InstituteName Institute to MIT.</text:span></text:p>
        </text:list-item>
        <text:list-item>
          <text:p text:style-name="P8"><text:span text:style-name="T8">The test.py is as follows</text:span></text:p>
        </text:list-item>
      </text:list>
      <text:list xml:id="list8374720691553527195" text:style-name="L6">
        <text:list-item>
          <text:p text:style-name="P16"><text:span text:style-name="T11">import os , sys</text:span></text:p>
        </text:list-item>
        <text:list-item>
          <text:p text:style-name="P15">import json</text:p>
        </text:list-item>
        <text:list-item>
          <text:p text:style-name="P15">from pprint import pprint</text:p>
        </text:list-item>
        <text:list-item>
          <text:p text:style-name="P15"/>
        </text:list-item>
        <text:list-item>
          <text:p text:style-name="P15">def make_directory():</text:p>
        </text:list-item>
        <text:list-item>
          <text:p text:style-name="P15"><text:s text:c="4"/>path = "./MIT/CitingInstitutes"</text:p>
        </text:list-item>
        <text:list-item>
          <text:p text:style-name="P15"><text:s text:c="4"/>os.makedirs(path, exist_ok=True)</text:p>
        </text:list-item>
        <text:list-item>
          <text:p text:style-name="P15"><text:s text:c="4"/>print ("Path is created")</text:p>
        </text:list-item>
        <text:list-item>
          <text:p text:style-name="P15"/>
        </text:list-item>
        <text:list-item>
          <text:p text:style-name="P15">def makeitwork():</text:p>
        </text:list-item>
        <text:list-item>
          <text:p text:style-name="P15"><text:tab/>institutesNameList=['UNIVERSITY OF CALIFORNIA SYSTEM','MASSACHUSETTS INSTITUTE OF TECHNOLOGY MIT','UNITED STATES DEPARTMENT OF ENERGY DOE','ISTITUTO NAZIONALE DI FISICA NUCLEARE','HARVARD <text:soft-page-break/>UNIVERSITY','CHINESE ACADEMY OF SCIENCES','CONSEJO SUPERIOR DE INVESTIGACIONES CIENTIFICAS CSIC','UNIVERSITY OF CHICAGO','UNIVERSITE PARIS SACLAY','RUSSIAN ACADEMY OF SCIENCES','CEA','SORBONNE UNIVERSITE','UNIVERSITY OF CALIFORNIA BERKELEY','CNRS NATIONAL INSTITUTE OF NUCLEAR PARTICLE PHYSICS IN2P3','GODDARD SPACE FLIGHT CENTER','SAPIENZA UNIVERSITY ROME','UNIVERSITE SORBONNE PARIS CITE USPC COMUE','UNIVERSITY OF MICHIGAN','OHIO STATE UNIVERSITY','JOHNS HOPKINS UNIVERSITY','EUROPEAN ORGANIZATION FOR NUCLEAR RESEARCH CERN','ISTITUTO NAZIONALE GEOFISICA E VULCANOLOGIA INGV','UNIVERSITY OF TORONTO','UNIVERSITY OF OXFORD','DEUTSCHES ELEKTRONEN SYNCHROTRON DESY','STANFORD UNIVERSITY','UNIVERSITY OF WASHINGTON','UNIVERSITY OF WISCONSIN MADISON','NORTHWESTERN UNIVERSITY','INDIAN INSTITUTE OF TECHNOLOGY SYSTEM IIT SYSTEM','JOINT INSTITUTE FOR NUCLEAR RESEARCH RUSSIA','UNIVERSITY OF LONDON','UNIVERSITY OF BIRMINGHAM','CALIFORNIA INSTITUTE OF TECHNOLOGY','PENNSYLVANIA COMMONWEALTH SYSTEM OF HIGHER EDUCATION PCSHE']</text:p>
        </text:list-item>
        <text:list-item>
          <text:p text:style-name="P15"><text:tab/>stringToWriteInFile=[]</text:p>
        </text:list-item>
        <text:list-item>
          <text:p text:style-name="P15"><text:tab/>for i in range (1998,2019): </text:p>
        </text:list-item>
        <text:list-item>
          <text:p text:style-name="P15"><text:tab/><text:tab/>make_directory()</text:p>
        </text:list-item>
        <text:list-item>
          <text:p text:style-name="P15"><text:tab/><text:tab/>yearFile=open('./MIT/'+str(i)+'.json',"r")</text:p>
        </text:list-item>
        <text:list-item>
          <text:p text:style-name="P15"><text:tab/><text:tab/>str1=(yearFile.read())</text:p>
        </text:list-item>
        <text:list-item>
          <text:p text:style-name="P15"><text:tab/><text:tab/>with open('./MIT/'+str(i)+'.json') as f:</text:p>
        </text:list-item>
        <text:list-item>
          <text:p text:style-name="P15"><text:tab/> <text:s text:c="3"/><text:tab/><text:tab/>data = json.load(f)</text:p>
        </text:list-item>
        <text:list-item>
          <text:p text:style-name="P15"><text:tab/><text:tab/>for j in range (35):</text:p>
        </text:list-item>
        <text:list-item>
          <text:p text:style-name="P15"><text:tab/><text:tab/><text:tab/>try:</text:p>
        </text:list-item>
        <text:list-item>
          <text:p text:style-name="P15"><text:tab/><text:tab/><text:tab/><text:tab/>if (i==1998):</text:p>
        </text:list-item>
        <text:list-item>
          <text:p text:style-name="P15"><text:tab/><text:tab/><text:tab/><text:tab/><text:tab/>stringToWriteInFile.append("{")</text:p>
        </text:list-item>
        <text:list-item>
          <text:p text:style-name="P15"><text:tab/><text:tab/><text:tab/><text:tab/>instituteFile=open('./MIT/CitingInstitutes/'+institutesNameList[j]+'.json',"a")</text:p>
        </text:list-item>
        <text:list-item>
          <text:p text:style-name="P15"><text:tab/><text:tab/><text:tab/><text:tab/>stringToWriteInFile.append("\""+str(i)+"\""+":"+"\""+data[institutesNameList[j]]+"\",")</text:p>
        </text:list-item>
        <text:list-item>
          <text:p text:style-name="P15"><text:tab/><text:tab/><text:tab/><text:tab/>var = ''.join(stringToWriteInFile)</text:p>
        </text:list-item>
        <text:list-item>
          <text:p text:style-name="P15"><text:tab/><text:tab/><text:tab/><text:tab/>instituteFile.write(var)</text:p>
        </text:list-item>
        <text:list-item>
          <text:p text:style-name="P15"><text:tab/><text:tab/><text:tab/><text:tab/>instituteFile.close()</text:p>
        </text:list-item>
        <text:list-item>
          <text:p text:style-name="P15"><text:tab/><text:tab/><text:tab/>except:</text:p>
        </text:list-item>
        <text:list-item>
          <text:p text:style-name="P15"><text:tab/><text:tab/><text:tab/><text:tab/>print ("Exception handled")</text:p>
        </text:list-item>
        <text:list-item>
          <text:p text:style-name="P15"><text:tab/><text:tab/><text:tab/>stringToWriteInFile=[]</text:p>
        </text:list-item>
        <text:list-item>
          <text:p text:style-name="P15"/>
        </text:list-item>
        <text:list-item>
          <text:p text:style-name="P15"><text:tab/>""" <text:tab/>In the code below I have written the code to automatically remove the last comma ',' in the json data and place a '}' in place <text:tab/><text:tab/><text:tab/>of it using some of the string operations<text:tab/><text:tab/></text:p>
        </text:list-item>
        <text:list-item>
          <text:p text:style-name="P15"><text:tab/>"""</text:p>
        </text:list-item>
        <text:list-item>
          <text:p text:style-name="P15"/>
        </text:list-item>
        <text:list-item>
          <text:p text:style-name="P15"><text:tab/>for i in range (35):<text:tab/>#35 because I have considered only 35 institutes as of now to get the no of citations from them to MIT and the <text:tab/><text:tab/><text:tab/><text:tab/><text:tab/>#35 institutes are mentioned in the string institutesNameList</text:p>
        </text:list-item>
        <text:list-item>
          <text:p text:style-name="P15"><text:soft-page-break/><text:tab/><text:tab/>instituteFileRead=open('./MIT/CitingInstitutes/'+institutesNameList[i]+'.json',"r")</text:p>
        </text:list-item>
        <text:list-item>
          <text:p text:style-name="P15"><text:tab/><text:tab/>finalstr=(instituteFileRead.read())</text:p>
        </text:list-item>
        <text:list-item>
          <text:p text:style-name="P15"><text:tab/><text:tab/>print (finalstr)</text:p>
        </text:list-item>
        <text:list-item>
          <text:p text:style-name="P15"><text:tab/><text:tab/>finalstr = finalstr[:-1]</text:p>
        </text:list-item>
        <text:list-item>
          <text:p text:style-name="P15"><text:tab/><text:tab/>finalstr+="}"</text:p>
        </text:list-item>
        <text:list-item>
          <text:p text:style-name="P15"><text:tab/><text:tab/>instituteFileRead.close()</text:p>
        </text:list-item>
        <text:list-item>
          <text:p text:style-name="P15"><text:tab/><text:tab/>instituteFileWrite=open('./MIT/CitingInstitutes/'+institutesNameList[i]+'.json',"w")</text:p>
        </text:list-item>
        <text:list-item>
          <text:p text:style-name="P15"><text:tab/><text:tab/>var = ''.join(finalstr)</text:p>
        </text:list-item>
        <text:list-item>
          <text:p text:style-name="P15"><text:tab/><text:tab/>instituteFileWrite.write(var)</text:p>
        </text:list-item>
        <text:list-item>
          <text:p text:style-name="P15"><text:tab/><text:tab/>instituteFileWrite.close()<text:tab/><text:tab/><text:tab/></text:p>
        </text:list-item>
        <text:list-item>
          <text:p text:style-name="P15"><text:span text:style-name="T4">makeitwork()</text:span></text:p>
        </text:list-item>
      </text:list>
      <text:p text:style-name="P14"><text:span text:style-name="T8"/></text:p>
      <text:p text:style-name="P14"><text:span text:style-name="T4"><text:tab/></text:span></text:p>
      <text:p text:style-name="P12"><text:span text:style-name="T8"><text:tab/>16. Note that only the data of the institutes mentioned in the list by the name <text:tab/>‘institutesNameList’ in the test.py code will be made. Though we have data for 500 institutes <text:tab/>per year but here we are only mentioning 35 institute names in the list. </text:span><text:span text:style-name="T9">Also the variable i of <text:tab/>the second loop is hard coded to be 35 i.e. length of string.</text:span></text:p>
      <text:p text:style-name="P12"><text:span text:style-name="T9"/></text:p>
      <text:p text:style-name="P12"><text:span text:style-name="T9"><text:tab/>17. Once test.py is run, we will get data in json files. Now it can be converted to csv files by <text:tab/>the following command -</text:span><text:span text:style-name="T8"><text:line-break/><text:tab/></text:span><text:span text:style-name="T9">Example- <text:line-break/><text:tab/><text:tab/>json2csv -i STANFORD\ UNIVERSITY.json <text:s/>-o STANFORD\ UNIVERSITY.csv<text:line-break/></text:span></text:p>
      <text:p text:style-name="P12"><text:span text:style-name="T8"><text:tab/></text:span><text:span text:style-name="T9">The csv files will be stored in the current directory.</text:span></text:p>
      <text:p text:style-name="P11"><text:span text:style-name="T8"><text:line-break/><text:tab/></text:span></text:p>
      <text:p text:style-name="P11"><text:span text:style-name="T9">The data is ready to be used for models.<text:line-break/><text:line-break/><text:line-break/>END</text:span><text:span text:style-name="T8"><text:line-break/><text:tab/></text:span></text:p>
      <text:p text:style-name="P11"><text:span text:style-name="T8"><text:line-break/><text:tab/></text:span></text:p>
      <text:p text:style-name="P14"><text:span text:style-name="T8"/></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0:34:58.595234388</meta:creation-date>
    <dc:date>2018-08-22T01:45:42.388636894</dc:date>
    <meta:editing-duration>PT4M10S</meta:editing-duration>
    <meta:editing-cycles>1</meta:editing-cycles>
    <meta:document-statistic meta:table-count="0" meta:image-count="0" meta:object-count="0" meta:page-count="5" meta:paragraph-count="142" meta:word-count="1137" meta:character-count="9460" meta:non-whitespace-character-count="8344"/>
    <meta:generator>LibreOffice/5.1.6.2$Linux_X86_64 LibreOffice_project/10m0$Build-2</meta:generator>
  </office:meta>
</office:document-meta>
</file>